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au2" style:family="table">
      <style:table-properties style:width="4.207cm" table:align="left"/>
    </style:style>
    <style:style style:name="Tableau2.A" style:family="table-column">
      <style:table-column-properties style:column-width="4.207cm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.91cm" fo:margin-left="3.397cm" table:align="left"/>
    </style:style>
    <style:style style:name="Tableau1.A" style:family="table-column">
      <style:table-column-properties style:column-width="2.91cm"/>
    </style:style>
    <style:style style:name="Tableau1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6.112cm" fo:margin-left="6.175cm" table:align="left"/>
    </style:style>
    <style:style style:name="Tableau3.A" style:family="table-column">
      <style:table-column-properties style:column-width="6.112cm"/>
    </style:style>
    <style:style style:name="Tableau3.A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5.202cm" fo:margin-left="0.09cm" table:align="left"/>
    </style:style>
    <style:style style:name="Tableau4.A" style:family="table-column">
      <style:table-column-properties style:column-width="5.202cm"/>
    </style:style>
    <style:style style:name="Tableau4.A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5.292cm" table:align="left"/>
    </style:style>
    <style:style style:name="Tableau5.A" style:family="table-column">
      <style:table-column-properties style:column-width="5.292cm"/>
    </style:style>
    <style:style style:name="Tableau5.A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8d5f5" officeooo:paragraph-rsid="0018d5f5"/>
    </style:style>
    <style:style style:name="P2" style:family="paragraph" style:parent-style-name="Table_20_Contents">
      <style:text-properties fo:color="#0000ff" officeooo:rsid="0018d5f5" officeooo:paragraph-rsid="0018d5f5"/>
    </style:style>
    <style:style style:name="P3" style:family="paragraph" style:parent-style-name="Table_20_Contents">
      <style:text-properties officeooo:rsid="001a59ef" officeooo:paragraph-rsid="001a59ef"/>
    </style:style>
    <style:style style:name="P4" style:family="paragraph" style:parent-style-name="Table_20_Contents">
      <style:text-properties officeooo:rsid="001bb117" officeooo:paragraph-rsid="001bb117"/>
    </style:style>
    <style:style style:name="P5" style:family="paragraph" style:parent-style-name="Table_20_Contents">
      <style:text-properties officeooo:rsid="001ffc0f" officeooo:paragraph-rsid="001ffc0f"/>
    </style:style>
    <style:style style:name="P6" style:family="paragraph" style:parent-style-name="Table_20_Contents">
      <style:text-properties officeooo:rsid="001ffc0f" officeooo:paragraph-rsid="0022fdc7"/>
    </style:style>
    <style:style style:name="P7" style:family="paragraph" style:parent-style-name="Table_20_Contents">
      <style:text-properties officeooo:rsid="001ffc0f" officeooo:paragraph-rsid="002488c1"/>
    </style:style>
    <style:style style:name="P8" style:family="paragraph" style:parent-style-name="Table_20_Contents">
      <style:text-properties fo:color="#ce181e" style:text-line-through-style="solid" style:text-line-through-type="single"/>
    </style:style>
    <style:style style:name="P9" style:family="paragraph" style:parent-style-name="Table_20_Contents">
      <style:text-properties fo:color="#ce181e" style:text-line-through-style="solid" style:text-line-through-type="single" officeooo:rsid="002488c1" officeooo:paragraph-rsid="002488c1"/>
    </style:style>
    <style:style style:name="P10" style:family="paragraph" style:parent-style-name="Table_20_Contents">
      <style:text-properties officeooo:rsid="0022fdc7" officeooo:paragraph-rsid="0022fdc7"/>
    </style:style>
    <style:style style:name="P11" style:family="paragraph" style:parent-style-name="Table_20_Contents">
      <style:text-properties officeooo:rsid="0022fdc7" officeooo:paragraph-rsid="002488c1"/>
    </style:style>
    <style:style style:name="P12" style:family="paragraph" style:parent-style-name="Table_20_Contents">
      <style:text-properties officeooo:paragraph-rsid="0022fdc7"/>
    </style:style>
    <style:style style:name="P13" style:family="paragraph" style:parent-style-name="Table_20_Contents">
      <style:text-properties officeooo:rsid="002488c1" officeooo:paragraph-rsid="002488c1"/>
    </style:style>
    <style:style style:name="P14" style:family="paragraph" style:parent-style-name="Table_20_Contents">
      <style:text-properties officeooo:paragraph-rsid="002488c1"/>
    </style:style>
    <style:style style:name="P15" style:family="paragraph" style:parent-style-name="Standard">
      <style:text-properties officeooo:paragraph-rsid="0018d5f5"/>
    </style:style>
    <style:style style:name="P16" style:family="paragraph" style:parent-style-name="Standard">
      <style:paragraph-properties fo:text-align="center" style:justify-single-word="false"/>
      <style:text-properties officeooo:rsid="0018d5f5" officeooo:paragraph-rsid="0018d5f5"/>
    </style:style>
    <style:style style:name="P17" style:family="paragraph" style:parent-style-name="Standard">
      <style:text-properties officeooo:rsid="0018d5f5" officeooo:paragraph-rsid="0018d5f5"/>
    </style:style>
    <style:style style:name="P18" style:family="paragraph" style:parent-style-name="Standard">
      <style:text-properties officeooo:rsid="0018d5f5" officeooo:paragraph-rsid="001a59ef"/>
    </style:style>
    <style:style style:name="P19" style:family="paragraph" style:parent-style-name="Standard">
      <style:text-properties officeooo:rsid="001ad097" officeooo:paragraph-rsid="001ad097"/>
    </style:style>
    <style:style style:name="P20" style:family="paragraph" style:parent-style-name="Standard">
      <style:text-properties officeooo:rsid="001bb117" officeooo:paragraph-rsid="001bb117"/>
    </style:style>
    <style:style style:name="P21" style:family="paragraph" style:parent-style-name="Standard">
      <style:text-properties officeooo:rsid="001f2767" officeooo:paragraph-rsid="001f2767"/>
    </style:style>
    <style:style style:name="P22" style:family="paragraph" style:parent-style-name="Standard">
      <style:text-properties officeooo:rsid="001f676e" officeooo:paragraph-rsid="001f676e"/>
    </style:style>
    <style:style style:name="P23" style:family="paragraph" style:parent-style-name="Standard">
      <style:text-properties fo:font-weight="bold" officeooo:rsid="001f2767" officeooo:paragraph-rsid="001f2767" style:font-weight-asian="bold" style:font-weight-complex="bold"/>
    </style:style>
    <style:style style:name="P24" style:family="paragraph" style:parent-style-name="Standard">
      <style:text-properties officeooo:rsid="001ffc0f" officeooo:paragraph-rsid="001ffc0f"/>
    </style:style>
    <style:style style:name="P25" style:family="paragraph" style:parent-style-name="Standard">
      <style:text-properties officeooo:rsid="0024bf44" officeooo:paragraph-rsid="0024bf44"/>
    </style:style>
    <style:style style:name="P26" style:family="paragraph">
      <style:paragraph-properties fo:text-align="center"/>
    </style:style>
    <style:style style:name="P27" style:family="paragraph">
      <loext:graphic-properties draw:fill-color="#ffffff"/>
    </style:style>
    <style:style style:name="P28" style:family="paragraph">
      <loext:graphic-properties draw:fill="none"/>
    </style:style>
    <style:style style:name="P29" style:family="paragraph">
      <loext:graphic-properties draw:fill-color="#000000"/>
    </style:style>
    <style:style style:name="P30" style:family="paragraph">
      <loext:graphic-properties draw:fill="none" draw:fill-color="#ffffff"/>
    </style:style>
    <style:style style:name="P31" style:family="paragraph">
      <loext:graphic-properties draw:fill="solid" draw:fill-color="#000000"/>
    </style:style>
    <style:style style:name="T1" style:family="text">
      <style:text-properties officeooo:rsid="0018d5f5"/>
    </style:style>
    <style:style style:name="T2" style:family="text">
      <style:text-properties fo:color="#0000ff"/>
    </style:style>
    <style:style style:name="T3" style:family="text">
      <style:text-properties officeooo:rsid="001da901"/>
    </style:style>
    <style:style style:name="T4" style:family="text">
      <style:text-properties officeooo:rsid="001f2767"/>
    </style:style>
    <style:style style:name="T5" style:family="text">
      <style:text-properties officeooo:rsid="001ffc0f"/>
    </style:style>
    <style:style style:name="T6" style:family="text">
      <style:text-properties officeooo:rsid="0021ce81"/>
    </style:style>
    <style:style style:name="T7" style:family="text">
      <style:text-properties officeooo:rsid="0022fdc7"/>
    </style:style>
    <style:style style:name="T8" style:family="text">
      <style:text-properties officeooo:rsid="002488c1"/>
    </style:style>
    <style:style style:name="T9" style:family="text">
      <style:text-properties fo:color="#ce181e" style:text-line-through-style="solid" style:text-line-through-type="single" officeooo:rsid="0021ce81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24bf44"/>
    </style:style>
    <style:style style:name="T12" style:family="text">
      <style:text-properties officeooo:rsid="002614ac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cm" svg:stroke-color="#000000" draw:marker-start-width="0.353cm" draw:marker-end-width="0.353cm" draw:fill-color="#ffffff" draw:textarea-horizontal-align="justify" draw:textarea-vertical-align="middle" draw:auto-grow-height="false" fo:min-height="0.238cm" fo:min-width="0.37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color="#000000" draw:fill="none" draw:textarea-horizontal-align="justify" draw:textarea-vertical-align="middle" draw:auto-grow-height="false" fo:min-height="0.173cm" fo:min-width="0.67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color="#000000" draw:fill="none" draw:textarea-horizontal-align="justify" draw:textarea-vertical-align="middle" draw:auto-grow-height="false" fo:min-height="0.212cm" fo:min-width="0.67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color="#000000" draw:fill="none" draw:textarea-horizontal-align="justify" draw:textarea-vertical-align="middle" draw:auto-grow-height="false" fo:min-height="0.187cm" fo:min-width="0.71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color="#000000" draw:fill-color="#000000" draw:textarea-horizontal-align="justify" draw:textarea-vertical-align="middle" draw:auto-grow-height="false" fo:min-height="0.199cm" fo:min-width="0.6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color="#000000" draw:fill-color="#000000" draw:textarea-horizontal-align="justify" draw:textarea-vertical-align="middle" draw:auto-grow-height="false" fo:min-height="0.226cm" fo:min-width="0.59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3.09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fill="none" draw:textarea-horizontal-align="justify" draw:textarea-vertical-align="middle" draw:auto-grow-height="false" fo:min-height="1.905cm" fo:min-width="3.06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fill="none" draw:textarea-horizontal-align="justify" draw:textarea-vertical-align="middle" draw:auto-grow-height="false" fo:min-height="0.609cm" fo:min-width="3.06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fill="none" draw:textarea-horizontal-align="justify" draw:textarea-vertical-align="middle" draw:auto-grow-height="false" fo:min-height="0.187cm" fo:min-width="0.2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none" svg:stroke-color="#000000" draw:fill="none" draw:fill-color="#ffffff" fo:min-height="0.92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stroke="none" svg:stroke-color="#000000" draw:fill="none" draw:fill-color="#ffffff" fo:min-height="0.3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stroke="none" svg:stroke-color="#000000" draw:fill="none" draw:fill-color="#ffffff" fo:min-height="0.60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stroke="none" svg:stroke-color="#000000" draw:fill="none" draw:fill-color="#ffffff" fo:min-height="0.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stroke="none" svg:stroke-color="#000000" draw:fill="none" draw:fill-color="#ffffff" fo:min-height="0.74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fill="none" draw:textarea-horizontal-align="justify" draw:textarea-vertical-align="middle" draw:auto-grow-height="false" fo:min-height="0.115cm" fo:min-width="0.43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draw:fill="solid" draw:fill-color="#000000" draw:textarea-horizontal-align="justify" draw:textarea-vertical-align="middle" draw:auto-grow-height="false" fo:min-height="0.265cm" fo:min-width="0.2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draw:stroke="none" svg:stroke-color="#000000" draw:fill="none" draw:fill-color="#ffffff" fo:min-height="0.87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1" style:family="graphic">
      <style:graphic-properties draw:stroke="none" svg:stroke-color="#000000" draw:fill="none" draw:fill-color="#ffffff" fo:min-height="0.68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2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3" style:family="graphic">
      <style:graphic-properties draw:stroke="none" svg:stroke-color="#000000" draw:fill="none" draw:fill-color="#ffffff" fo:min-height="0.47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4" style:family="graphic">
      <style:graphic-properties draw:stroke="none" svg:stroke-color="#000000" draw:fill="none" draw:fill-color="#ffffff" fo:min-height="0.55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5" style:family="graphic">
      <style:graphic-properties draw:stroke="none" svg:stroke-color="#000000" draw:fill="none" draw:fill-color="#ffffff" fo:min-height="0.18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6" style:family="graphic">
      <style:graphic-properties draw:stroke="none" svg:stroke-color="#000000" draw:fill="none" draw:fill-color="#ffffff" fo:min-height="0.34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7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8" style:family="graphic">
      <style:graphic-properties draw:stroke="none" svg:stroke-color="#000000" draw:fill="none" draw:fill-color="#ffffff" fo:min-height="0.79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TD Modélisation Objet</text:p>
      <text:p text:style-name="P16"/>
      <text:p text:style-name="P17"><text:span text:style-name="T10">Exercice 1</text:span></text:p>
      <text:p text:style-name="P17">1) <text:span text:style-name="T2">2)</text:span></text:p>
      <text:p text:style-name="P17">le nom de chaque case n’est pas nécessaire (attribut méthodes)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">Vêtement</text:p>
          </table:table-cell>
        </table:table-row>
        <table:table-row>
          <table:table-cell table:style-name="Tableau2.A2" office:value-type="string">
            <text:p text:style-name="P1">Attribut :</text:p>
            <text:p text:style-name="P1">-couleur</text:p>
            <text:p text:style-name="P1">-taille</text:p>
            <text:p text:style-name="P1">matière</text:p>
          </table:table-cell>
        </table:table-row>
        <table:table-row>
          <table:table-cell table:style-name="Tableau2.A2" office:value-type="string">
            <text:p text:style-name="P1">Méthodes :</text:p>
            <text:p text:style-name="P2"><text:span text:style-name="T7">+set_</text:span>prix_TTC</text:p>
            <text:p text:style-name="P2"><text:span text:style-name="T3">+set_</text:span>prix_transport</text:p>
            <text:p text:style-name="P2"><text:span text:style-name="T3">+set_</text:span>vente</text:p>
            <text:p text:style-name="P2"><text:span text:style-name="T3">+set_</text:span>arrivé</text:p>
          </table:table-cell>
        </table:table-row>
      </table:table>
      <text:p text:style-name="P15"><draw:line text:anchor-type="paragraph" draw:z-index="0" draw:name="Forme1" draw:style-name="gr1" draw:text-style-name="P26" svg:x1="1.251cm" svg:y1="0.048cm" svg:x2="4.77cm" svg:y2="1.001cm"><text:p/></draw:line></text:p>
      <text:p text:style-name="P17">3)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">Chemise7656</text:p>
          </table:table-cell>
        </table:table-row>
        <table:table-row>
          <table:table-cell table:style-name="Tableau1.A2" office:value-type="string">
            <text:p text:style-name="P4">Rouge</text:p>
            <text:p text:style-name="P4">L</text:p>
            <text:p text:style-name="P4">coton</text:p>
          </table:table-cell>
        </table:table-row>
      </table:table>
      <text:p text:style-name="P15"/>
      <text:p text:style-name="P20">Par défaut mettre les attributs en privé pour les protéger</text:p>
      <text:p text:style-name="P17"/>
      <text:p text:style-name="P17"><text:span text:style-name="T10">Exercice 2</text:span></text:p>
      <text:p text:style-name="P17">1)</text:p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1"><draw:frame text:anchor-type="paragraph" draw:z-index="11" draw:name="Forme9" draw:style-name="gr9" draw:text-style-name="P30" svg:width="5.425cm" svg:height="3.096cm" svg:x="-6.027cm" svg:y="0.658cm"><draw:text-box><text:p>On supprime taux d’intérêt car</text:p><text:p>Il n’y en a pas dans un compte</text:p><text:p>chèque</text:p></draw:text-box></draw:frame>Compte Bancaire</text:p>
          </table:table-cell>
        </table:table-row>
        <table:table-row>
          <table:table-cell table:style-name="Tableau3.A2" office:value-type="string">
            <text:p text:style-name="P8"><text:span text:style-name="T1">-taux d’intérêt </text:span></text:p>
            <text:p text:style-name="Table_20_Contents"><text:span text:style-name="T1">-montant courant</text:span></text:p>
            <text:p text:style-name="Table_20_Contents"><text:span text:style-name="T1">-numéro de compte</text:span></text:p>
          </table:table-cell>
        </table:table-row>
        <table:table-row>
          <table:table-cell table:style-name="Tableau3.A2" office:value-type="string">
            <text:p text:style-name="Table_20_Contents"><text:span text:style-name="T9">+get_Taux_interet</text:span></text:p>
            <text:p text:style-name="P9">+set_taux_d’interet</text:p>
            <text:p text:style-name="P5"><text:span text:style-name="T6">+</text:span>get_montant_courant</text:p>
            <text:p text:style-name="P7"><text:span text:style-name="T6">+g</text:span>et_Numéro_de_compte</text:p>
            <text:p text:style-name="P5"><text:span text:style-name="T6">+</text:span>set_Numéro_de_compte</text:p>
            <text:p text:style-name="P14">-<text:span text:style-name="T5">make_retrait(montant:float)</text:span></text:p>
            <text:p text:style-name="P7"><draw:line text:anchor-type="paragraph" draw:z-index="12" draw:name="Forme3" draw:style-name="gr3" draw:text-style-name="P26" svg:x1="2.81cm" svg:y1="2.916cm" svg:x2="2.81cm" svg:y2="2.043cm"><text:p/></draw:line>-make_dépôt(montant:float)</text:p>
          </table:table-cell>
        </table:table-row>
      </table:table>
      <text:p text:style-name="P17"><draw:line text:anchor-type="paragraph" draw:z-index="2" draw:name="Forme3" draw:style-name="gr3" draw:text-style-name="P26" svg:x1="9.082cm" svg:y1="0.891cm" svg:x2="9.082cm" svg:y2="0.018cm"><text:p/></draw:line></text:p>
      <text:p text:style-name="P19"><draw:custom-shape text:anchor-type="paragraph" draw:z-index="1" draw:name="Forme2" draw:style-name="gr2" draw:text-style-name="P27" svg:width="0.742cm" svg:height="0.715cm" svg:x="8.685cm" svg:y="0.272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2)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7"><draw:line text:anchor-type="paragraph" draw:z-index="3" draw:name="Forme4" draw:style-name="gr3" draw:text-style-name="P26" svg:x1="8.686cm" svg:y1="0.499cm" svg:x2="5.299cm" svg:y2="0.499cm"><text:p/></draw:line><draw:line text:anchor-type="paragraph" draw:z-index="4" draw:name="Forme4" draw:style-name="gr3" draw:text-style-name="P26" svg:x1="5.246cm" svg:y1="9.022cm" svg:x2="8.686cm" svg:y2="0.499cm"><text:p/></draw:line><text:tab/><text:tab/><text:tab/><text:tab/><text:tab/><text:tab/></text:p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1">Compte Chèque</text:p>
          </table:table-cell>
        </table:table-row>
        <table:table-row>
          <table:table-cell table:style-name="Tableau4.A2" office:value-type="string">
            <text:p text:style-name="P10">-numCarteBancaire</text:p>
            <text:p text:style-name="P10">-maxDecouvert</text:p>
            <text:p text:style-name="P10">-Agios</text:p>
          </table:table-cell>
        </table:table-row>
        <table:table-row>
          <table:table-cell table:style-name="Tableau4.A2" office:value-type="string">
            <text:p text:style-name="Table_20_Contents"><text:span text:style-name="T4">+get_Num_carteBancaire</text:span></text:p>
            <text:p text:style-name="P13">+get_max_decouvert</text:p>
            <text:p text:style-name="P10">+get_Agios</text:p>
            <text:p text:style-name="P14"><text:span text:style-name="T4">+set_Num_carteBancaire</text:span></text:p>
            <text:p text:style-name="P13">+set_max_decouvert</text:p>
            <text:p text:style-name="P11">+<text:span text:style-name="T8">s</text:span>et_Agios</text:p>
            <text:p text:style-name="Table_20_Contents"/>
          </table:table-cell>
        </table:table-row>
      </table:table>
      <text:p text:style-name="P17"/>
      <text:p text:style-name="P17"/>
      <text:p text:style-name="P17"/>
      <text:p text:style-name="P17"/>
      <text:p text:style-name="P18"><text:tab/></text:p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3">Compte Livret</text:p>
          </table:table-cell>
        </table:table-row>
        <table:table-row>
          <table:table-cell table:style-name="Tableau5.A2" office:value-type="string">
            <text:p text:style-name="P10">tau_d’interet:0,75</text:p>
            <text:p text:style-name="P10">plafond</text:p>
          </table:table-cell>
        </table:table-row>
        <table:table-row>
          <table:table-cell table:style-name="Tableau5.A2" office:value-type="string">
            <text:p text:style-name="P12"><text:span text:style-name="T6">+get_Taux_intérêt</text:span></text:p>
            <text:p text:style-name="P6"><text:span text:style-name="T6">+</text:span>get_montant_courant</text:p>
            <text:p text:style-name="P6"><text:span text:style-name="T6">+</text:span>set_Numéro_de_compte</text:p>
            <text:p text:style-name="P13">+set_plafond</text:p>
          </table:table-cell>
        </table:table-row>
      </table:table>
      <text:p text:style-name="P21"/>
      <text:p text:style-name="P23">Exercice 3</text:p>
      <text:p text:style-name="P21"/>
      <text:p text:style-name="P21">Agrégation :</text:p>
      <text:p text:style-name="P21"/>
      <text:p text:style-name="P21"/>
      <text:p text:style-name="P21"/>
      <text:p text:style-name="P21"><draw:custom-shape text:anchor-type="paragraph" draw:z-index="5" draw:name="Forme5" draw:style-name="gr4" draw:text-style-name="P28" svg:width="1.35cm" svg:height="0.345cm" svg:x="2.23cm" svg:y="0.175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Voiture<text:tab/><text:tab/><text:tab/><text:tab/><text:span text:style-name="T11">fauteuil<text:tab/><text:tab/></text:span></text:p>
      <text:p text:style-name="P21"/>
      <text:p text:style-name="P21"><draw:custom-shape text:anchor-type="paragraph" draw:z-index="6" draw:name="Forme6" draw:style-name="gr5" draw:text-style-name="P28" svg:width="1.35cm" svg:height="0.424cm" svg:x="2.335cm" svg:y="0.048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Ordinateur</text:p>
      <text:p text:style-name="P21"/>
      <text:p text:style-name="P21"><draw:custom-shape text:anchor-type="paragraph" draw:z-index="7" draw:name="Forme7" draw:style-name="gr6" draw:text-style-name="P28" svg:width="1.43cm" svg:height="0.371cm" svg:x="2.362cm" svg:y="0.159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bâtiment</text:p>
      <text:p text:style-name="P21"/>
      <text:p text:style-name="P21"/>
      <text:p text:style-name="P21"/>
      <text:p text:style-name="P21">Composition :</text:p>
      <text:p text:style-name="P21"/>
      <text:p text:style-name="P22"><draw:custom-shape text:anchor-type="paragraph" draw:z-index="8" draw:name="Forme8" draw:style-name="gr7" draw:text-style-name="P29" svg:width="1.297cm" svg:height="0.398cm" svg:x="1.542cm" svg:y="0.175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Pièce</text:p>
      <text:p text:style-name="P22"/>
      <text:p text:style-name="P22"><draw:custom-shape text:anchor-type="paragraph" draw:z-index="10" draw:name="Forme8" draw:style-name="gr7" draw:text-style-name="P29" svg:width="1.297cm" svg:height="0.398cm" svg:x="1.542cm" svg:y="0.175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Table</text:p>
      <text:p text:style-name="P22"/>
      <text:p text:style-name="P24"><draw:custom-shape text:anchor-type="paragraph" draw:z-index="9" draw:name="Forme10" draw:style-name="gr8" draw:text-style-name="P29" svg:width="1.191cm" svg:height="0.451cm" svg:x="1.912cm" svg:y="0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lunettes</text:p>
      <text:p text:style-name="P22"/>
      <text:p text:style-name="P22"/>
      <text:p text:style-name="P22"/>
      <text:p text:style-name="P21"><text:soft-page-break/></text:p>
      <text:p text:style-name="P25">Exercice 4</text:p>
      <text:p text:style-name="P25"><draw:custom-shape text:anchor-type="paragraph" draw:z-index="19" draw:name="Forme11" draw:style-name="gr11" draw:text-style-name="P28" svg:width="3.07cm" svg:height="0.609cm" svg:x="3.579cm" svg:y="0.109cm"><text:p/><draw:enhanced-geometry svg:viewBox="0 0 21600 21600" draw:type="rectangle" draw:enhanced-path="M 0 0 L 21600 0 21600 21600 0 21600 0 0 Z N"/></draw:custom-shape><draw:frame text:anchor-type="paragraph" draw:z-index="29" draw:name="Forme19" draw:style-name="gr14" draw:text-style-name="P30" svg:width="2.17cm" svg:height="0.489cm" svg:x="4.029cm" svg:y="0.109cm"><draw:text-box><text:p>Personne</text:p></draw:text-box></draw:frame></text:p>
      <text:p text:style-name="P25"><draw:custom-shape text:anchor-type="paragraph" draw:z-index="15" draw:name="Forme11" draw:style-name="gr10" draw:text-style-name="P28" svg:width="3.07cm" svg:height="1.906cm" svg:x="3.579cm" svg:y="0.231cm"><text:p/><draw:enhanced-geometry svg:viewBox="0 0 21600 21600" draw:type="rectangle" draw:enhanced-path="M 0 0 L 21600 0 21600 21600 0 21600 0 0 Z N"/></draw:custom-shape></text:p>
      <text:p text:style-name="P21"><draw:frame text:anchor-type="paragraph" draw:z-index="37" draw:name="Forme25" draw:style-name="gr20" draw:text-style-name="P30" svg:width="1.853cm" svg:height="0.874cm" svg:x="3.817cm" svg:y="0.035cm"><draw:text-box><text:p>nom</text:p></draw:text-box></draw:frame></text:p>
      <text:p text:style-name="P21"/>
      <text:p text:style-name="P21"/>
      <text:p text:style-name="P21"><draw:line text:anchor-type="paragraph" draw:z-index="22" draw:name="Forme12" draw:style-name="gr1" draw:text-style-name="P26" svg:x1="5.061cm" svg:y1="0.189cm" svg:x2="5.061cm" svg:y2="0.903cm"><text:p/></draw:line><draw:line text:anchor-type="paragraph" draw:z-index="35" draw:name="Forme12" draw:style-name="gr1" draw:text-style-name="P26" svg:x1="5.061cm" svg:y1="0.189cm" svg:x2="0.669cm" svg:y2="1.777cm"><text:p/></draw:line><draw:frame text:anchor-type="paragraph" draw:z-index="43" draw:name="Forme30" draw:style-name="gr25" draw:text-style-name="P30" svg:width="0.53cm" svg:height="0.489cm" svg:x="4.002cm" svg:y="0.189cm"><draw:text-box><text:p>*</text:p></draw:text-box></draw:frame><text:tab/><text:tab/><text:tab/><text:tab/><text:tab/><text:tab/><text:span text:style-name="T12">Héritage donc pas de cardinalités</text:span></text:p>
      <text:p text:style-name="P21"><draw:custom-shape text:anchor-type="paragraph" draw:z-index="34" draw:name="Forme24" draw:style-name="gr18" draw:text-style-name="P28" svg:width="0.874cm" svg:height="0.345cm" svg:x="4.611cm" svg:y="0.416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text:p>
      <text:p text:style-name="P25"><draw:custom-shape text:anchor-type="paragraph" draw:z-index="13" draw:name="Forme11" draw:style-name="gr10" draw:text-style-name="P28" svg:width="3.07cm" svg:height="1.906cm" svg:x="-0.628cm" svg:y="0.803cm"><text:p/><draw:enhanced-geometry svg:viewBox="0 0 21600 21600" draw:type="rectangle" draw:enhanced-path="M 0 0 L 21600 0 21600 21600 0 21600 0 0 Z N"/></draw:custom-shape><draw:custom-shape text:anchor-type="paragraph" draw:z-index="14" draw:name="Forme11" draw:style-name="gr10" draw:text-style-name="P28" svg:width="3.07cm" svg:height="1.906cm" svg:x="3.632cm" svg:y="0.882cm"><text:p/><draw:enhanced-geometry svg:viewBox="0 0 21600 21600" draw:type="rectangle" draw:enhanced-path="M 0 0 L 21600 0 21600 21600 0 21600 0 0 Z N"/></draw:custom-shape><draw:custom-shape text:anchor-type="paragraph" draw:z-index="16" draw:name="Forme11" draw:style-name="gr10" draw:text-style-name="P28" svg:width="3.07cm" svg:height="1.906cm" svg:x="7.918cm" svg:y="0.829cm"><text:p/><draw:enhanced-geometry svg:viewBox="0 0 21600 21600" draw:type="rectangle" draw:enhanced-path="M 0 0 L 21600 0 21600 21600 0 21600 0 0 Z N"/></draw:custom-shape><draw:custom-shape text:anchor-type="paragraph" draw:z-index="17" draw:name="Forme11" draw:style-name="gr10" draw:text-style-name="P28" svg:width="3.07cm" svg:height="1.906cm" svg:x="12.178cm" svg:y="0.591cm"><text:p/><draw:enhanced-geometry svg:viewBox="0 0 21600 21600" draw:type="rectangle" draw:enhanced-path="M 0 0 L 21600 0 21600 21600 0 21600 0 0 Z N"/></draw:custom-shape><draw:custom-shape text:anchor-type="paragraph" draw:z-index="18" draw:name="Forme11" draw:style-name="gr10" draw:text-style-name="P28" svg:width="3.07cm" svg:height="1.906cm" svg:x="7.918cm" svg:y="3.978cm"><text:p/><draw:enhanced-geometry svg:viewBox="0 0 21600 21600" draw:type="rectangle" draw:enhanced-path="M 0 0 L 21600 0 21600 21600 0 21600 0 0 Z N"/></draw:custom-shape><draw:custom-shape text:anchor-type="paragraph" draw:z-index="20" draw:name="Forme11" draw:style-name="gr11" draw:text-style-name="P28" svg:width="3.07cm" svg:height="0.609cm" svg:x="3.632cm" svg:y="0.273cm"><text:p/><draw:enhanced-geometry svg:viewBox="0 0 21600 21600" draw:type="rectangle" draw:enhanced-path="M 0 0 L 21600 0 21600 21600 0 21600 0 0 Z N"/></draw:custom-shape><draw:custom-shape text:anchor-type="paragraph" draw:z-index="21" draw:name="Forme11" draw:style-name="gr11" draw:text-style-name="P28" svg:width="3.07cm" svg:height="0.609cm" svg:x="7.918cm" svg:y="0.22cm"><text:p/><draw:enhanced-geometry svg:viewBox="0 0 21600 21600" draw:type="rectangle" draw:enhanced-path="M 0 0 L 21600 0 21600 21600 0 21600 0 0 Z N"/></draw:custom-shape><draw:line text:anchor-type="paragraph" draw:z-index="23" draw:name="Forme13" draw:style-name="gr1" draw:text-style-name="P26" svg:x1="9.4cm" svg:y1="2.734cm" svg:x2="9.4cm" svg:y2="3.448cm"><text:p/></draw:line><draw:line text:anchor-type="paragraph" draw:z-index="24" draw:name="Forme14" draw:style-name="gr1" draw:text-style-name="P26" svg:x1="11.464cm" svg:y1="1.676cm" svg:x2="12.178cm" svg:y2="1.676cm"><text:p/></draw:line><draw:line text:anchor-type="paragraph" draw:z-index="25" draw:name="Forme15" draw:style-name="gr1" draw:text-style-name="P26" svg:x1="6.701cm" svg:y1="1.57cm" svg:x2="7.918cm" svg:y2="1.57cm"><text:p/></draw:line><draw:line text:anchor-type="paragraph" draw:z-index="26" draw:name="Forme16" draw:style-name="gr1" draw:text-style-name="P26" svg:x1="0.774cm" svg:y1="2.708cm" svg:x2="0.774cm" svg:y2="5.01cm"><text:p/></draw:line><draw:custom-shape text:anchor-type="paragraph" draw:z-index="27" draw:name="Forme17" draw:style-name="gr12" draw:text-style-name="P28" svg:width="0.477cm" svg:height="0.371cm" svg:x="10.987cm" svg:y="1.464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frame text:anchor-type="paragraph" draw:z-index="28" draw:name="Forme18" draw:style-name="gr13" draw:text-style-name="P30" svg:width="2.223cm" svg:height="0.927cm" svg:x="-0.258cm" svg:y="1.041cm"><draw:text-box><text:p>Syndicat</text:p></draw:text-box></draw:frame><draw:frame text:anchor-type="paragraph" draw:z-index="30" draw:name="Forme20" draw:style-name="gr15" draw:text-style-name="P30" svg:width="2.673cm" svg:height="0.609cm" svg:x="4.029cm" svg:y="0.273cm"><draw:text-box><text:p>Propriétaire</text:p></draw:text-box></draw:frame><draw:frame text:anchor-type="paragraph" draw:z-index="31" draw:name="Forme21" draw:style-name="gr15" draw:text-style-name="P30" svg:width="2.726cm" svg:height="0.609cm" svg:x="8.262cm" svg:y="0.22cm"><draw:text-box><text:p>Immeuble</text:p></draw:text-box></draw:frame><draw:frame text:anchor-type="paragraph" draw:z-index="32" draw:name="Forme22" draw:style-name="gr16" draw:text-style-name="P30" svg:width="2.726cm" svg:height="0.9cm" svg:x="12.39cm" svg:y="0.591cm"><draw:text-box><text:p>Ascenseur</text:p></draw:text-box></draw:frame><draw:frame text:anchor-type="paragraph" draw:z-index="33" draw:name="Forme23" draw:style-name="gr17" draw:text-style-name="P30" svg:width="2.594cm" svg:height="0.742cm" svg:x="8.183cm" svg:y="3.978cm"><draw:text-box><text:p>Appartement</text:p></draw:text-box></draw:frame><draw:custom-shape text:anchor-type="paragraph" draw:z-index="36" draw:name="Forme17" draw:style-name="gr19" draw:text-style-name="P31" svg:width="0.477cm" svg:height="0.53cm" svg:x="9.135cm" svg:y="3.448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frame text:anchor-type="paragraph" draw:z-index="38" draw:name="Forme26" draw:style-name="gr21" draw:text-style-name="P30" svg:width="1.509cm" svg:height="0.689cm" svg:x="3.923cm" svg:y="1.041cm"><draw:text-box><text:p>nom</text:p></draw:text-box></draw:frame><draw:frame text:anchor-type="paragraph" draw:z-index="39" draw:name="Forme27" draw:style-name="gr22" draw:text-style-name="P30" svg:width="2.276cm" svg:height="0.976cm" svg:x="8.05cm" svg:y="0.988cm"><draw:text-box><text:p>Nom proprio</text:p></draw:text-box></draw:frame><draw:line text:anchor-type="paragraph" draw:z-index="40" draw:name="Forme16" draw:style-name="gr1" draw:text-style-name="P26" svg:x1="0.774cm" svg:y1="5.009cm" svg:x2="7.918cm" svg:y2="5.035cm"><text:p/></draw:line><draw:frame text:anchor-type="paragraph" draw:z-index="41" draw:name="Forme28" draw:style-name="gr23" draw:text-style-name="P30" svg:width="0.556cm" svg:height="0.489cm" svg:x="11.622cm" svg:y="0.353cm"><draw:text-box><text:p>*</text:p></draw:text-box></draw:frame><draw:frame text:anchor-type="paragraph" draw:z-index="42" draw:name="Forme29" draw:style-name="gr24" draw:text-style-name="P30" svg:width="1.218cm" svg:height="0.556cm" svg:x="6.701cm" svg:y="0.273cm"><draw:text-box><text:p>1,* 1,*</text:p></draw:text-box></draw:frame><draw:frame text:anchor-type="paragraph" draw:z-index="44" draw:name="Forme31" draw:style-name="gr26" draw:text-style-name="P30" svg:width="0.874cm" svg:height="0.489cm" svg:x="1.568cm" svg:y="0.459cm"><draw:text-box><text:p>*</text:p></draw:text-box></draw:frame><draw:frame text:anchor-type="paragraph" draw:z-index="45" draw:name="Forme32" draw:style-name="gr27" draw:text-style-name="P30" svg:width="0.689cm" svg:height="0.53cm" svg:x="0.96cm" svg:y="2.84cm"><draw:text-box><text:p>*</text:p></draw:text-box></draw:frame><draw:frame text:anchor-type="paragraph" draw:z-index="46" draw:name="Forme33" draw:style-name="gr28" draw:text-style-name="P30" svg:width="0.451cm" svg:height="0.795cm" svg:x="7.468cm" svg:y="4.216cm"><draw:text-box><text:p>*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5T10:18:15.642022423</meta:creation-date>
    <dc:date>2019-09-25T12:21:29.125576328</dc:date>
    <meta:editing-duration>PT31M40S</meta:editing-duration>
    <meta:editing-cycles>7</meta:editing-cycles>
    <meta:generator>LibreOffice/6.0.7.3$Linux_X86_64 LibreOffice_project/00m0$Build-3</meta:generator>
    <meta:document-statistic meta:table-count="5" meta:image-count="0" meta:object-count="0" meta:page-count="3" meta:paragraph-count="64" meta:word-count="103" meta:character-count="918" meta:non-whitespace-character-count="858"/>
  </office:meta>
</office:document-meta>
</file>